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list-style-name="L1">
      <style:text-properties fo:language="en" fo:country="US"/>
    </style:style>
    <style:style style:name="P4" style:family="paragraph" style:parent-style-name="Heading_20_2">
      <style:text-properties fo:language="en" fo:country="US"/>
    </style:style>
    <style:style style:name="P5" style:family="paragraph" style:parent-style-name="Heading_20_1">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ports Social – Play your friends</text:h>
      <text:h text:style-name="P4" text:outline-level="2">Facebook</text:h>
      <text:h text:style-name="P4" text:outline-level="2">Target Age : 15-50</text:h>
      <text:h text:style-name="P4" text:outline-level="2">Game Summary: </text:h>
      <text:p text:style-name="P1">Create sports team composed of some of your facebook friends and compete against other players to unlock more team members from your facebook friends, improve your own skills as a manager and climb up the local or global ladder. Use specific and funny items to spice up the game or help you win a game. Prepare your own teams to be challenged even when you are offline.</text:p>
      <text:h text:style-name="P4" text:outline-level="2">Game Outline: </text:h>
      <text:p text:style-name="P1">You have a group of team members composed of your facebook friends, whose physical and mental attributes are determined from their facebook profile. Use them to create teams and compete in many different sport competitions (Football, Basketball, Tennis, etc...) by trying to find the best members for each role from their stats. Challenge other players (friends or randomly chosen players) to beat their team in the chosen sport to make your players' stats improve and your own as a manager. Unlock more of your friends by gaining experience. Gain money to buy funny and game-changing items to give you an advantage over your opponent or to prevent him from using some of them against you. Investigate your friends' usage of shared facebook friends in their team to improve your tactics (the team members have unique stats whichever player is using them).</text:p>
      <text:p text:style-name="P1"/>
      <text:h text:style-name="P4" text:outline-level="2">USP (Unique Selling points) :</text:h>
      <text:list xml:id="list5666251679961807627" text:style-name="L1">
        <text:list-item>
          <text:p text:style-name="P3">Simple and quick play sessions.</text:p>
        </text:list-item>
        <text:list-item>
          <text:p text:style-name="P3">Create teams from your facebook friends.</text:p>
        </text:list-item>
        <text:list-item>
          <text:p text:style-name="P3">Slow but constant learning of the game mechanics: The player must learn how the generic physical and mental stats are used in each sports to optimize usage of its members.</text:p>
        </text:list-item>
        <text:list-item>
          <text:p text:style-name="P3">Competitive game, since you can only play against other existing player in quick session (as in SongPop)</text:p>
        </text:list-item>
        <text:list-item>
          <text:p text:style-name="P3">Cooperative game, since you can learn from playing against your friends how to better use your own members, since your shared friends are also shared members of your teams.</text:p>
        </text:list-item>
        <text:list-item>
          <text:p text:style-name="P3">The game lives even when you're offline: since the result of a match does not require any real-time interaction, you just have to setup your teams to be prepared to welcome any challenge.</text:p>
        </text:list-item>
        <text:list-item>
          <text:p text:style-name="P3">You can earn money by playing games that will allow you to buy offensive or defensive boosters to help you turn the result to your advantage.</text:p>
        </text:list-item>
      </text:list>
      <text:h text:style-name="P4" text:outline-level="2">Similar product:</text:h>
      <text:p text:style-name="P2">Football Manager, La Brute, Premier Footbal (Facebo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16:00:11.25</meta:creation-date>
    <dc:date>2013-01-22T21:38:36.74</dc:date>
    <meta:editing-duration>PT17H33M55S</meta:editing-duration>
    <meta:editing-cycles>4</meta:editing-cycles>
    <meta:generator>OpenOffice.org/3.4.1$Win32 OpenOffice.org_project/341m1$Build-9593</meta:generator>
    <meta:print-date>2013-01-21T22:13:26.65</meta:print-date>
    <meta:document-statistic meta:table-count="0" meta:image-count="0" meta:object-count="0" meta:page-count="1" meta:paragraph-count="17" meta:word-count="390" meta:character-count="2264"/>
  </office:meta>
</office:document-meta>
</file>